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3333FF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#66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4"/>
    <style:style style:name="ce9" style:family="table-cell" style:parent-style-name="Default" style:data-style-name="N0">
      <style:table-cell-properties style:vertical-align="automatic" fo:wrap-option="wrap" fo:background-color="#3333FF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794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afico 1" svg:x="0.0445in" svg:y="2.9055in" svg:width="5.0476in" svg:height="3.544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0.0791in" svg:y="6.6173in" svg:width="5.0244in" svg:height="3.5996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fico 3" svg:x="0.1736in" svg:y="10.4398in" svg:width="4.9354in" svg:height="3.5429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9">
            <text:p>Wall-clock time</text:p>
          </table:table-cell>
          <table:covered-table-cell/>
          <table:table-cell office:value-type="string" table:number-columns-spanned="2" table:number-rows-spanned="1" table:style-name="ce9">
            <text:p>Throughput (Mops/s)</text:p>
          </table:table-cell>
          <table:covered-table-cell/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Problem size (ncircles)</text:p>
          </table:table-cell>
          <table:table-cell office:value-type="string" table:style-name="ce2">
            <text:p>CUDA</text:p>
          </table:table-cell>
          <table:table-cell office:value-type="string" table:style-name="ce2">
            <text:p>OpenMP</text:p>
          </table:table-cell>
          <table:table-cell office:value-type="string" table:style-name="ce2">
            <text:p>CUDA</text:p>
          </table:table-cell>
          <table:table-cell office:value-type="string" table:style-name="ce2">
            <text:p>OpenMP</text:p>
          </table:table-cell>
          <table:table-cell office:value-type="string" table:style-name="ce2">
            <text:p>CUDA speedup vs OpenMP</text:p>
          </table:table-cell>
          <table:table-cell table:number-columns-repeated="16378"/>
        </table:table-row>
        <table:table-row table:style-name="ro1">
          <table:table-cell office:value-type="float" office:value="5000" table:style-name="ce3">
            <text:p>5000</text:p>
          </table:table-cell>
          <table:table-cell office:value-type="float" office:value="0.55883300000000002" table:style-name="ce4">
            <text:p>0,56</text:p>
          </table:table-cell>
          <table:table-cell office:value-type="float" office:value="0.70296099999999995" table:style-name="ce4">
            <text:p>0,70</text:p>
          </table:table-cell>
          <table:table-cell office:value-type="float" office:value="894.72167892733603" table:formula="of:=([.$A3]*[.$A3]*20/1000000)/[.B3]" table:style-name="ce5">
            <text:p>894,72</text:p>
          </table:table-cell>
          <table:table-cell office:value-type="float" office:value="711.27701252274312" table:formula="of:=([.$A3]*[.$A3]*20/1000000)/[.C3]" table:style-name="ce5">
            <text:p>711,28</text:p>
          </table:table-cell>
          <table:table-cell office:value-type="float" office:value="1.2579088922808781" table:formula="of:=[.C3]/[.B3]" table:style-name="ce5">
            <text:p>1,26</text:p>
          </table:table-cell>
          <table:table-cell table:number-columns-repeated="16378"/>
        </table:table-row>
        <table:table-row table:style-name="ro1">
          <table:table-cell office:value-type="float" office:value="10000" table:style-name="ce3">
            <text:p>10000</text:p>
          </table:table-cell>
          <table:table-cell office:value-type="float" office:value="0.405416" table:style-name="ce4">
            <text:p>0,41</text:p>
          </table:table-cell>
          <table:table-cell office:value-type="float" office:value="2.1528499999999999" table:style-name="ce4">
            <text:p>2,15</text:p>
          </table:table-cell>
          <table:table-cell office:value-type="float" office:value="4933.2044122580264" table:formula="of:=([.$A4]*[.$A4]*20/1000000)/[.B4]" table:style-name="ce5">
            <text:p>4933,20</text:p>
          </table:table-cell>
          <table:table-cell office:value-type="float" office:value="929.00109157628265" table:formula="of:=([.$A4]*[.$A4]*20/1000000)/[.C4]" table:style-name="ce5">
            <text:p>929,00</text:p>
          </table:table-cell>
          <table:table-cell office:value-type="float" office:value="5.3102245594648458" table:formula="of:=[.C4]/[.B4]" table:style-name="ce5">
            <text:p>5,31</text:p>
          </table:table-cell>
          <table:table-cell table:number-columns-repeated="16378"/>
        </table:table-row>
        <table:table-row table:style-name="ro1">
          <table:table-cell office:value-type="float" office:value="15000" table:style-name="ce3">
            <text:p>15000</text:p>
          </table:table-cell>
          <table:table-cell office:value-type="float" office:value="0.46645599999999998" table:style-name="ce4">
            <text:p>0,47</text:p>
          </table:table-cell>
          <table:table-cell office:value-type="float" office:value="4.7396219999999998" table:style-name="ce4">
            <text:p>4,74</text:p>
          </table:table-cell>
          <table:table-cell office:value-type="float" office:value="9647.2121700653443" table:formula="of:=([.$A5]*[.$A5]*20/1000000)/[.B5]" table:style-name="ce5">
            <text:p>9647,21</text:p>
          </table:table-cell>
          <table:table-cell office:value-type="float" office:value="949.44280366662156" table:formula="of:=([.$A5]*[.$A5]*20/1000000)/[.C5]" table:style-name="ce5">
            <text:p>949,44</text:p>
          </table:table-cell>
          <table:table-cell office:value-type="float" office:value="10.160919786646543" table:formula="of:=[.C5]/[.B5]" table:style-name="ce5">
            <text:p>10,16</text:p>
          </table:table-cell>
          <table:table-cell table:number-columns-repeated="16378"/>
        </table:table-row>
        <table:table-row table:style-name="ro1">
          <table:table-cell office:value-type="float" office:value="20000" table:style-name="ce3">
            <text:p>20000</text:p>
          </table:table-cell>
          <table:table-cell office:value-type="float" office:value="0.76958000000000004" table:style-name="ce5">
            <text:p>0,77</text:p>
          </table:table-cell>
          <table:table-cell office:value-type="float" office:value="8.3477779999999999" table:style-name="ce5">
            <text:p>8,35</text:p>
          </table:table-cell>
          <table:table-cell office:value-type="float" office:value="10395.280542633644" table:formula="of:=([.$A6]*[.$A6]*20/1000000)/[.B6]" table:style-name="ce5">
            <text:p>10395,28</text:p>
          </table:table-cell>
          <table:table-cell office:value-type="float" office:value="958.33885376443891" table:formula="of:=([.$A6]*[.$A6]*20/1000000)/[.C6]" table:style-name="ce5">
            <text:p>958,34</text:p>
          </table:table-cell>
          <table:table-cell office:value-type="float" office:value="10.847186777203149" table:formula="of:=[.C6]/[.B6]" table:style-name="ce5">
            <text:p>10,85</text:p>
          </table:table-cell>
          <table:table-cell table:number-columns-repeated="16378"/>
        </table:table-row>
        <table:table-row table:style-name="ro1">
          <table:table-cell office:value-type="float" office:value="30000" table:style-name="ce3">
            <text:p>30000</text:p>
          </table:table-cell>
          <table:table-cell office:value-type="float" office:value="0.97208399999999995" table:style-name="ce5">
            <text:p>0,97</text:p>
          </table:table-cell>
          <table:table-cell office:value-type="float" office:value="18.654696000000001" table:style-name="ce5">
            <text:p>18,65</text:p>
          </table:table-cell>
          <table:table-cell office:value-type="float" office:value="18516.918291011887" table:formula="of:=([.$A7]*[.$A7]*20/1000000)/[.B7]" table:style-name="ce5">
            <text:p>18516,92</text:p>
          </table:table-cell>
          <table:table-cell office:value-type="float" office:value="964.90449375320827" table:formula="of:=([.$A7]*[.$A7]*20/1000000)/[.C7]" table:style-name="ce5">
            <text:p>964,90</text:p>
          </table:table-cell>
          <table:table-cell office:value-type="float" office:value="19.190415643092575" table:formula="of:=[.C7]/[.B7]" table:style-name="ce5">
            <text:p>19,19</text:p>
          </table:table-cell>
          <table:table-cell table:number-columns-repeated="16378"/>
        </table:table-row>
        <table:table-row table:style-name="ro1">
          <table:table-cell office:value-type="float" office:value="40000" table:style-name="ce3">
            <text:p>40000</text:p>
          </table:table-cell>
          <table:table-cell office:value-type="float" office:value="1.5994600000000001" table:style-name="ce5">
            <text:p>1,60</text:p>
          </table:table-cell>
          <table:table-cell office:value-type="float" office:value="33.082380999999998" table:style-name="ce5">
            <text:p>33,08</text:p>
          </table:table-cell>
          <table:table-cell office:value-type="float" office:value="20006.752278894124" table:formula="of:=([.$A8]*[.$A8]*20/1000000)/[.B8]" table:style-name="ce5">
            <text:p>20006,75</text:p>
          </table:table-cell>
          <table:table-cell office:value-type="float" office:value="967.28225214503152" table:formula="of:=([.$A8]*[.$A8]*20/1000000)/[.C8]" table:style-name="ce5">
            <text:p>967,28</text:p>
          </table:table-cell>
          <table:table-cell office:value-type="float" office:value="20.683468795718554" table:formula="of:=[.C8]/[.B8]" table:style-name="ce5">
            <text:p>20,68</text:p>
          </table:table-cell>
          <table:table-cell table:number-columns-repeated="16378"/>
        </table:table-row>
        <table:table-row table:style-name="ro1">
          <table:table-cell office:value-type="float" office:value="50000" table:style-name="ce6">
            <text:p>50000</text:p>
          </table:table-cell>
          <table:table-cell office:value-type="float" office:value="2.5215169999999998" table:style-name="ce5">
            <text:p>2,52</text:p>
          </table:table-cell>
          <table:table-cell office:value-type="float" office:value="51.642364999999998" table:style-name="ce5">
            <text:p>51,64</text:p>
          </table:table-cell>
          <table:table-cell office:value-type="float" office:value="19829.332897616794" table:formula="of:=([.$A9]*[.$A9]*20/1000000)/[.B9]" table:style-name="ce5">
            <text:p>19829,33</text:p>
          </table:table-cell>
          <table:table-cell office:value-type="float" office:value="968.19733178370132" table:formula="of:=([.$A9]*[.$A9]*20/1000000)/[.C9]" table:style-name="ce5">
            <text:p>968,20</text:p>
          </table:table-cell>
          <table:table-cell office:value-type="float" office:value="20.480672944104679" table:formula="of:=[.C9]/[.B9]" table:style-name="ce5">
            <text:p>20,48</text:p>
          </table:table-cell>
          <table:table-cell table:number-columns-repeated="16378"/>
        </table:table-row>
        <table:table-row table:style-name="ro1">
          <table:table-cell office:value-type="float" office:value="60000" table:style-name="ce3">
            <text:p>60000</text:p>
          </table:table-cell>
          <table:table-cell office:value-type="float" office:value="3.0024519999999999" table:style-name="ce5">
            <text:p>3,00</text:p>
          </table:table-cell>
          <table:table-cell office:value-type="float" office:value="74.266020999999995" table:style-name="ce5">
            <text:p>74,27</text:p>
          </table:table-cell>
          <table:table-cell office:value-type="float" office:value="23980.400019717217" table:formula="of:=([.$A10]*[.$A10]*20/1000000)/[.B10]" table:style-name="ce5">
            <text:p>23980,40</text:p>
          </table:table-cell>
          <table:table-cell office:value-type="float" office:value="969.48778230625828" table:formula="of:=([.$A10]*[.$A10]*20/1000000)/[.C10]" table:style-name="ce5">
            <text:p>969,49</text:p>
          </table:table-cell>
          <table:table-cell office:value-type="float" office:value="24.735123492398877" table:formula="of:=[.C10]/[.B10]" table:style-name="ce5">
            <text:p>24,74</text:p>
          </table:table-cell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5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7"/>
          <table:table-cell table:number-columns-repeated="2" table:style-name="ce5"/>
          <table:table-cell table:style-name="ce8"/>
          <table:table-cell table:number-columns-repeated="16378"/>
        </table:table-row>
        <table:table-row table:style-name="ro1">
          <table:table-cell table:style-name="ce3"/>
          <table:table-cell table:number-columns-repeated="2" table:style-name="ce7"/>
          <table:table-cell table:number-columns-repeated="2" table:style-name="ce5"/>
          <table:table-cell table:style-name="ce8"/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oreno Marzolla</meta:initial-creator>
    <dc:creator>Nicolò Monaldini</dc:creator>
    <meta:creation-date>2022-11-20T12:49:20Z</meta:creation-date>
    <dc:date>2024-01-25T13:12:38Z</dc:date>
    <meta:editing-cycles>23</meta:editing-cycles>
    <meta:editing-duration>PT301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03937007874pt" svg:width="363.4271653543307pt" chart:style-name="Crt0">
        <chart:title chart:style-name="CT00">
          <text:p text:style-name="a0" text:class-names="" text:cond-style-name="">Wall-clock times</text:p>
        </chart:title>
        <chart:legend style:legend-expansion="custom" style:legend-expansion-aspect-ratio="1.8199584154320114" svg:width="65.82015748031496pt" svg:height="36.16574803149607pt" svg:x="251.6070078740157pt" svg:y="117.9540157480315pt" chart:style-name="Lgnd"/>
        <chart:plot-area svg:x="35.60007874015747pt" svg:y="46.11456692913386pt" svg:width="304.4150393700787pt" svg:height="176.3525196850393pt" chart:style-name="Plt0">
          <chart:axis chart:dimension="y" chart:name="primary-y" chart:style-name="Axs0">
            <chart:title chart:style-name="AT00">
              <text:p text:style-name="a1" text:class-names="" text:cond-style-name="">Execution time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roblem size (ncircles)</text:p>
            </chart:title>
          </chart:axis>
          <chart:series chart:label-cell-address="Sheet1.$B$2" chart:values-cell-range-address="Sheet1.$B$3:.$B$13" chart:class="chart:scatter" chart:attached-axis="primary-y" chart:style-name="G0S0">
            <chart:domain table:cell-range-address="Sheet1.$A$3:.$A$13"/>
            <chart:data-point chart:repeated="11"/>
          </chart:series>
          <chart:series chart:label-cell-address="Sheet1.$C$2" chart:values-cell-range-address="Sheet1.$C$3:.$C$13" chart:class="chart:scatter" chart:attached-axis="primary-y" chart:style-name="G0S1">
            <chart:domain table:cell-range-address="Sheet1.$A$3:.$A$13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5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9.1711811023622pt" svg:width="361.7567716535433pt" chart:style-name="Crt0">
        <chart:title chart:style-name="CT00">
          <text:p text:style-name="a0" text:class-names="" text:cond-style-name="">Throughput (Mops/sec)</text:p>
        </chart:title>
        <chart:legend style:legend-expansion="custom" style:legend-expansion-aspect-ratio="1.8199584154320114" svg:width="65.82015748031496pt" svg:height="36.16574803149607pt" svg:x="252.9365354330709pt" svg:y="158.9376377952756pt" chart:style-name="Lgnd"/>
        <chart:plot-area svg:x="30.21488188976378pt" svg:y="47.73015748031496pt" svg:width="319.8074015748031pt" svg:height="178.6761417322835pt" chart:style-name="Plt0">
          <chart:axis chart:dimension="y" chart:name="primary-y" chart:style-name="Axs0">
            <chart:title chart:style-name="AT00">
              <text:p text:style-name="a1" text:class-names="" text:cond-style-name="">Throughpu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roblem size (ncircles)</text:p>
            </chart:title>
          </chart:axis>
          <chart:series chart:label-cell-address="Sheet1.$D$2" chart:values-cell-range-address="Sheet1.$D$3:.$D$13" chart:class="chart:scatter" chart:attached-axis="primary-y" chart:style-name="G0S0">
            <chart:domain table:cell-range-address="Sheet1.$A$3:.$A$13"/>
            <chart:data-point chart:repeated="5"/>
            <chart:data-point chart:style-name="G0S0P5"/>
            <chart:data-point chart:repeated="5"/>
          </chart:series>
          <chart:series chart:label-cell-address="Sheet1.$E$2" chart:values-cell-range-address="Sheet1.$E$3:.$E$13" chart:class="chart:scatter" chart:attached-axis="primary-y" chart:style-name="G0S1">
            <chart:domain table:cell-range-address="Sheet1.$A$3:.$A$13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87401574803pt" svg:width="355.3487401574803pt" chart:style-name="Crt0">
        <chart:title chart:style-name="CT00">
          <text:p text:style-name="a0" text:class-names="" text:cond-style-name="">CUDA speedup vs. OpenMP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roblem size (ncircles)</text:p>
            </chart:title>
            <chart:categories table:cell-range-address="Sheet1.$A$3:.$A$13"/>
          </chart:axis>
          <chart:series chart:label-cell-address="Sheet1.$F$2" chart:values-cell-range-address="Sheet1.$F$3:.$F$13" chart:class="chart:bar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